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JetBrains Mono" svg:font-family="'JetBrains Mono'"/>
    <style:font-face style:name="Open Sans" svg:font-family="'Open Sans', 'Helvetica Neue', Helvetica, Arial, sans-serif"/>
    <style:font-face style:name="Roboto" svg:font-family="Roboto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40cb" officeooo:paragraph-rsid="000740cb"/>
    </style:style>
    <style:style style:name="P2" style:family="paragraph" style:parent-style-name="Standard">
      <style:text-properties officeooo:rsid="00093644" officeooo:paragraph-rsid="00093644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Courier New" fo:font-size="9pt" officeooo:rsid="000740cb" officeooo:paragraph-rsid="000740cb" style:font-size-asian="9pt" style:font-size-complex="9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93644" officeooo:paragraph-rsid="00093644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paragraph-rsid="000f0f0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f0f01" officeooo:paragraph-rsid="000f0f01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paragraph-rsid="00155d5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paragraph-rsid="00135eb3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740cb" officeooo:paragraph-rsid="000740cb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ad2fb" officeooo:paragraph-rsid="000ad2fb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ad2fb" officeooo:paragraph-rsid="001844ee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0becba" officeooo:paragraph-rsid="000becba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f0f01" officeooo:paragraph-rsid="000f0f0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0f0f01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0134b7f" officeooo:paragraph-rsid="00134b7f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officeooo:rsid="000f0f01" officeooo:paragraph-rsid="0010b84f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style:use-window-font-color="true" style:font-name="Liberation Sans" style:text-underline-style="none" officeooo:rsid="0011884e" officeooo:paragraph-rsid="0011884e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135eb3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166c4d" officeooo:paragraph-rsid="001844ee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0ad2fb" officeooo:paragraph-rsid="001844ee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0ad2fb" officeooo:paragraph-rsid="001def8d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a44ea" officeooo:paragraph-rsid="001def8d"/>
    </style:style>
    <style:style style:name="T1" style:family="text">
      <style:text-properties officeooo:rsid="000ad2fb"/>
    </style:style>
    <style:style style:name="T2" style:family="text">
      <style:text-properties fo:font-variant="normal" fo:text-transform="none" fo:font-size="11.1499996185303pt" fo:letter-spacing="normal" fo:font-style="normal"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1884e"/>
    </style:style>
    <style:style style:name="T6" style:family="text">
      <style:text-properties style:font-name="Liberation Sans" style:text-underline-style="none"/>
    </style:style>
    <style:style style:name="T7" style:family="text">
      <style:text-properties style:font-name="Liberation Sans" style:text-underline-style="none" officeooo:rsid="0011884e"/>
    </style:style>
    <style:style style:name="T8" style:family="text">
      <style:text-properties officeooo:rsid="0014da50"/>
    </style:style>
    <style:style style:name="T9" style:family="text">
      <style:text-properties officeooo:rsid="00155d56"/>
    </style:style>
    <style:style style:name="T10" style:family="text">
      <style:text-properties officeooo:rsid="00166c4d"/>
    </style:style>
    <style:style style:name="T11" style:family="text">
      <style:text-properties officeooo:rsid="001def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. General</text:p>
      <text:p text:style-name="P4">If things stop working, try to re-import maven dependencies.</text:p>
      <text:p text:style-name="P1"/>
      <text:p text:style-name="P1">I. Controllers</text:p>
      <text:p text:style-name="P1"/>
      <text:p text:style-name="P1"><text:span text:style-name="T1">A. </text:span>It will not run unless you add the strater-web dependency</text:p>
      <text:p text:style-name="P3">&lt;dependency&gt;</text:p>
      <text:p text:style-name="P3"><text:s text:c="12"/>&lt;groupId&gt;org.springframework.boot&lt;/groupId&gt;</text:p>
      <text:p text:style-name="P3"><text:s text:c="12"/>&lt;artifactId&gt;spring-boot-starter-web&lt;/artifactId&gt;</text:p>
      <text:p text:style-name="P3">&lt;/dependency&gt;</text:p>
      <text:p text:style-name="P9"/>
      <text:p text:style-name="P10">B. Go through the curriculum’s demo.</text:p>
      <text:p text:style-name="P9"/>
      <text:p text:style-name="P10">C. Create a BookController class that returns strings for the following routes that describe what will ultimately be there.</text:p>
      <text:p text:style-name="P10"/>
      <text:p text:style-name="P10"><text:tab/>METHOD<text:tab/>URL<text:tab/><text:tab/><text:tab/>DESCRIPTION</text:p>
      <text:p text:style-name="P10"><text:tab/>Get<text:tab/><text:tab/>/books<text:tab/><text:tab/><text:tab/>List all books, the index page</text:p>
      <text:p text:style-name="P10"><text:tab/>Get<text:tab/><text:tab/>/<text:span text:style-name="T3">books</text:span><text:span text:style-name="T4">{id}<text:tab/><text:tab/>Show a book’s information (meta data)</text:span></text:p>
      <text:p text:style-name="P10"><text:tab/>Get<text:tab/><text:tab/>/<text:span text:style-name="T3">books/</text:span><text:span text:style-name="T4">create<text:tab/><text:tab/>Go to form for adding a book’s meta data</text:span></text:p>
      <text:p text:style-name="P10"><text:tab/>Post<text:tab/><text:tab/>/<text:span text:style-name="T3">books</text:span><text:span text:style-name="T4">/create</text:span><text:tab/><text:tab/>Write the book’s meta data to the database and list books</text:p>
      <text:p text:style-name="P10"/>
      <text:p text:style-name="P10">II. Views</text:p>
      <text:p text:style-name="P10"/>
      <text:p text:style-name="P10">A. Go through the curriculum’s demo.</text:p>
      <text:p text:style-name="P10"/>
      <text:p text:style-name="P12">B. Demo partials, add sayWelcome servlet to the HelloController.</text:p>
      <text:p text:style-name="P12"/>
      <text:p text:style-name="P13">C. <text:s/><text:span text:style-name="T1">Create partials for a navbar, header, and footer.</text:span></text:p>
      <text:p text:style-name="P14"/>
      <text:p text:style-name="P5"><text:span text:style-name="T5">1. Add bootstrap to project</text:span></text:p>
      <text:p text:style-name="P16"><text:span text:style-name="T6">google “What is the J</text:span><text:span text:style-name="T7">Q</text:span><text:span text:style-name="T6">uery compatible version for Bootstrap 4”</text:span></text:p>
      <text:p text:style-name="P17"><text:span text:style-name="T2">Use Bootstrap 3</text:span></text:p>
      <text:p text:style-name="P6"><text:span text:style-name="T5">2. </text:span>Add Bootstrap links to header and footer.</text:p>
      <text:p text:style-name="P5"><text:span text:style-name="T5">3. Add a Bootstrap navbar.</text:span></text:p>
      <text:p text:style-name="P13"/>
      <text:p text:style-name="P15">D. Include your partials as necessary on various pages throughout your site.</text:p>
      <text:p text:style-name="P15"/>
      <text:p text:style-name="P15">E. Build out the BookController</text:p>
      <text:p text:style-name="P15"/>
      <text:p text:style-name="P7"><text:span text:style-name="T10">1. Add a Book class to the data model. Two fields; title and description.</text:span></text:p>
      <text:p text:style-name="P8"><text:span text:style-name="T10">2. Create a “books” directory under template; add index.html, show.html, and create.html.</text:span></text:p>
      <text:p text:style-name="P18"/>
      <text:p text:style-name="P19">III. Repositories and JPA</text:p>
      <text:p text:style-name="P11"/>
      <text:p text:style-name="P11">A. Go through the curriculum’s demo.</text:p>
      <text:p text:style-name="P11"/>
      <text:p text:style-name="P22">B. <text:span text:style-name="T11">Tie the Create and Show functions to the database.</text:span></text:p>
      <text:p text:style-name="P22"/>
      <text:p text:style-name="P22"><text:span text:style-name="T11">D. </text:span>Implement edit and delete function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JetBrains Mono" svg:font-family="'JetBrains Mono'"/>
    <style:font-face style:name="Open Sans" svg:font-family="'Open Sans', 'Helvetica Neue', Helvetica, Arial, sans-serif"/>
    <style:font-face style:name="Roboto" svg:font-family="Roboto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7T12:50:57.656688314</meta:creation-date>
    <meta:generator>LibreOffice/6.3.4.2$MacOSX_X86_64 LibreOffice_project/60da17e045e08f1793c57c00ba83cdfce946d0aa</meta:generator>
    <dc:date>2020-05-08T13:08:31.035698157</dc:date>
    <meta:editing-duration>PT3H7M43S</meta:editing-duration>
    <meta:editing-cycles>8</meta:editing-cycles>
    <meta:document-statistic meta:table-count="0" meta:image-count="0" meta:object-count="0" meta:page-count="1" meta:paragraph-count="32" meta:word-count="222" meta:character-count="1466" meta:non-whitespace-character-count="1235"/>
  </office:meta>
</office:document-meta>
</file>